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officeooo:paragraph-rsid="0003df31"/>
    </style:style>
    <style:style style:name="T1" style:family="text">
      <style:text-properties fo:font-size="18pt" officeooo:rsid="0003df3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2"><text:span text:style-name="T1"><text:tab/>git config --global user.name "Your Name"</text:span></text:p>
      <text:p text:style-name="P2"><text:span text:style-name="T1"><text:tab/>git config --global user.email "email@example.com"</text:span></text:p>
      <text:p text:style-name="P1"/>
      <text:p text:style-name="P1">二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17:00:22.967598632</dc:date>
    <meta:editing-duration>PT7M19S</meta:editing-duration>
    <meta:editing-cycles>1</meta:editing-cycles>
    <meta:document-statistic meta:table-count="0" meta:image-count="0" meta:object-count="0" meta:page-count="1" meta:paragraph-count="6" meta:word-count="26" meta:character-count="129" meta:non-whitespace-character-count="114"/>
    <meta:generator>LibreOffice/6.0.7.3$Linux_X86_64 LibreOffice_project/00m0$Build-3</meta:generator>
  </office:meta>
</office:document-meta>
</file>